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senvolvimento e Urbanização Brasileira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Grupo:Artur Moura, Germano Barcelos, João Vitor, Ítalo Del’Areti, Mariana Sant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rcado de Dinheir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omulgação do Código Comercial</text:p>
              </text:list-item>
              <text:list-item>
                <text:p>Banco do Brasil fundado em 1808</text:p>
              </text:list-item>
              <text:list-item>
                <text:p>Comissários de café-intermediação entre os produtores e os compradores do produto</text:p>
              </text:list-item>
              <text:list-item>
                <text:p>Produção do café em formação do capital</text:p>
              </text:list-item>
              <text:list-item>
                <text:p>Comércio exteri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ansão Cafeeir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conomia Cafeeira principal matriz da modernização da economia</text:p>
              </text:list-item>
              <text:list-item>
                <text:p>Crescente demanda internacional</text:p>
                <text:list>
                  <text:list-item>
                    <text:p>Busca por terras</text:p>
                  </text:list-item>
                  <text:list-item>
                    <text:p>Mão de obra</text:p>
                  </text:list-item>
                  <text:list-item>
                    <text:p>Mecanismos de financiamento da produção e de comercialização</text:p>
                  </text:list-item>
                </text:list>
              </text:list-item>
              <text:list-item>
                <text:p>Desvalorização cambi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actos da expans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demanda internacional do café impactou a economia brasileira em vários sentidos</text:p>
                <text:list>
                  <text:list-item>
                    <text:p>Procura por mão de obra</text:p>
                  </text:list-item>
                  <text:list-item>
                    <text:p>Intensificação do tráfico</text:p>
                  </text:list-item>
                  <text:list-item>
                    <text:p>Elevação dos preços dos escrav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lantação de ferrovi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mplantadas a partir da década de 1850</text:p>
              </text:list-item>
              <text:list-item>
                <text:p>Primeira foi implantada por contexto de inovação</text:p>
              </text:list-item>
              <text:list-item>
                <text:p>Outras ferrovias foram criadas no Rio de Janeiro, nas décadas de 1860 e 1870, sobretudo para o escoamento da produção cafeeira</text:p>
              </text:list-item>
              <text:list-item>
                <text:p>São Paulo Railway/Santos-Jundiaí</text:p>
              </text:list-item>
              <text:list-item>
                <text:p>Fusões entre essas companhias, resultando na concetração do poderio das Companhias Paulista, Mojiana e Sorocaban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lantação das ferrovi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apitais ingleses investidos nas áreas açucareiras de Pernambuco e Alagoas.</text:p>
              </text:list-item>
              <text:list-item>
                <text:p>Sul com grande aparato técnico</text:p>
              </text:list-item>
              <text:list-item>
                <text:p>A mais extensa malha ferroviária de Minas Gerais não conseguiu interligar o mercado regional</text:p>
                <text:list>
                  <text:list-item>
                    <text:p>A arbitrariedade dos traçados das ferrovias e as várias bitolas utilizadas na malha ferroviár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sequências de ferrovi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nificaram o mercado interno</text:p>
                <text:list>
                  <text:list-item>
                    <text:p>facilitou a circulação de pessoas e mercadorias</text:p>
                  </text:list-item>
                </text:list>
              </text:list-item>
              <text:list-item>
                <text:p>Baratearam o custo do transporte </text:p>
                <text:list>
                  <text:list-item>
                    <text:p>beneficiando as exportações; </text:p>
                  </text:list-item>
                </text:list>
              </text:list-item>
              <text:list-item>
                <text:p>Permitiram a expansão da fronteira agropecuária e mineratória; </text:p>
              </text:list-item>
              <text:list-item>
                <text:p>Induziram a expansão do setor de produção de aço, máquinas e ferramentas, equipamentos ferroviários, construção civil e ferroviária; </text:p>
              </text:list-item>
              <text:list-item>
                <text:p>Consolidaram a formação técnico-profissional dos trabalhadores do setor industrial</text:p>
              </text:list-item>
              <text:list-item>
                <text:p>Permitiu a interação e o intercâmbio material e simbóli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sequências da ferrovi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ormaram o núcleo inicial do operariado industrial </text:p>
              </text:list-item>
              <text:list-item>
                <text:p>Reuniu, no mesmo espaço de trabalho, grupos de trabalhadores </text:p>
                <text:list>
                  <text:list-item>
                    <text:p>Submentendo-os tanto à formação técnico-profissional quanto à socialização típica do mundo do trabalho capitalista. </text:p>
                  </text:list-item>
                </text:list>
              </text:list-item>
              <text:list-item>
                <text:p>Incentivou à lutas trabalhist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4:00:04.136137434</meta:creation-date>
    <meta:editing-duration>PT2M53S</meta:editing-duration>
    <meta:editing-cycles>2</meta:editing-cycles>
    <meta:generator>LibreOffice/5.3.7.2.0$Linux_X86_64 LibreOffice_project/30$Build-2</meta:generator>
    <dc:date>2017-11-07T14:21:59.518486310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